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automatic-styles>
    <style:style style:name="P1" style:family="paragraph" style:parent-style-name="Standard">
      <style:paragraph-properties fo:margin-left="0in" fo:margin-right="0in" fo:text-align="justify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3c4043" loext:opacity="100%" style:font-name="GoogleSans-Regular" fo:font-size="11.25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rawler 30m vessel is equipped as a fresh fish trawler capable of fishing with one bottom trawl, hence equipped with 2 trawl winches.</text:span> </text:p>
      <text:p text:style-name="P1"/>
      <text:p text:style-name="P1"><text:bookmark-start text:name="__DdeLink__15_2635970993"/><text:span text:style-name="T1">Судно Траулер 30м оборудовано как траулер для свежей рыбы, способный вести лов одним донным тралом, оборудовано 2 траловыми лебедками.</text:span><text:bookmark-end text:name="__DdeLink__15_2635970993"/>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family-generic="roman" style:font-pitch="variable"/>
    <style:font-face style:name="DejaVu Sans" svg:font-family="'DejaVu Sans'" style:font-family-generic="system" style:font-pitch="variable"/>
    <style:font-face style:name="GoogleSans-Regular" svg:font-family="GoogleSans-Regular, Arial, Helvetica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Carlito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2T13:01:43.557110359</meta:creation-date>
    <dc:date>2024-08-20T16:38:55.754489370</dc:date>
    <meta:editing-duration>PT6M33S</meta:editing-duration>
    <meta:editing-cycles>3</meta:editing-cycles>
    <meta:generator>Collabora_Office/24.04.4.2$Linux_X86_64 LibreOffice_project/3709158c476d3931713e1be652f02aae1db91dd3</meta:generator>
    <meta:document-statistic meta:table-count="0" meta:image-count="0" meta:object-count="0" meta:page-count="1" meta:paragraph-count="2" meta:word-count="42" meta:character-count="269" meta:non-whitespace-character-count="227"/>
  </office:meta>
</office:document-meta>
</file>